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font-size="14pt" fo:letter-spacing="normal" fo:font-style="normal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2pt" fo:font-weight="bold" officeooo:paragraph-rsid="000c6d78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2pt" fo:font-weight="bold" officeooo:rsid="000c6d78" officeooo:paragraph-rsid="000c6d78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2pt" officeooo:rsid="000c6d78" officeooo:paragraph-rsid="000c6d78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.5pt" fo:font-weight="bold" officeooo:rsid="000c6d78" officeooo:paragraph-rsid="000c6d78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.5pt" officeooo:paragraph-rsid="000c6d78" style:font-size-asian="10.5pt" style:font-size-complex="10.5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.5pt" officeooo:rsid="000c6d78" officeooo:paragraph-rsid="000c6d78" style:font-size-asian="10.5pt" style:font-size-complex="10.5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style:font-name="Arial1" fo:font-size="10.5pt" fo:font-weight="normal" officeooo:rsid="000c6d78" officeooo:paragraph-rsid="000c6d78" style:font-size-asian="10.5pt" style:font-weight-asian="normal" style:font-size-complex="10.5pt" style:font-weight-complex="normal"/>
    </style:style>
    <style:style style:name="P9" style:family="paragraph" style:parent-style-name="Text_20_body" style:list-style-name="L2">
      <style:paragraph-properties fo:orphans="2" fo:widows="2"/>
      <style:text-properties fo:font-variant="normal" fo:text-transform="none" style:font-name="Arial1" fo:font-size="10.5pt" fo:letter-spacing="normal" fo:font-style="normal" fo:font-weight="normal" officeooo:rsid="000c6d78" officeooo:paragraph-rsid="000c6d78" style:font-size-asian="10.5pt" style:font-weight-asian="bold" style:font-size-complex="10.5pt" style:font-weight-complex="bold"/>
    </style:style>
    <style:style style:name="P10" style:family="paragraph" style:parent-style-name="Text_20_body" style:list-style-name="L2">
      <style:paragraph-properties fo:margin-top="0.212cm" fo:margin-bottom="0.212cm" style:contextual-spacing="false" fo:orphans="2" fo:widows="2" fo:padding="0cm" fo:border="none"/>
      <style:text-properties fo:font-variant="normal" fo:text-transform="none" style:font-name="Arial1" fo:font-size="10.5pt" fo:letter-spacing="normal" fo:font-style="normal" fo:font-weight="normal" style:font-size-asian="10.5pt" style:font-size-complex="10.5pt"/>
    </style:style>
    <style:style style:name="P11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style:font-name="Arial1" fo:font-size="10.5pt" fo:letter-spacing="normal" fo:font-style="normal" fo:font-weight="normal" style:font-size-asian="10.5pt" style:font-size-complex="10.5pt"/>
    </style:style>
    <style:style style:name="P12" style:family="paragraph" style:parent-style-name="Text_20_body" style:list-style-name="L6">
      <style:paragraph-properties fo:margin-top="0cm" fo:margin-bottom="0cm" style:contextual-spacing="false" fo:orphans="2" fo:widows="2" fo:padding="0cm" fo:border="none"/>
      <style:text-properties fo:font-variant="normal" fo:text-transform="none" style:font-name="Arial1" fo:font-size="10.5pt" fo:letter-spacing="normal" fo:font-style="normal" fo:font-weight="normal" style:font-size-asian="10.5pt" style:font-size-complex="10.5pt"/>
    </style:style>
    <style:style style:name="P13" style:family="paragraph" style:parent-style-name="Text_20_body" style:list-style-name="L4">
      <style:paragraph-properties fo:orphans="2" fo:widows="2"/>
      <style:text-properties fo:font-variant="normal" fo:text-transform="none" style:font-name="Arial1" fo:font-size="10.5pt" fo:letter-spacing="normal" fo:font-style="normal" fo:font-weight="normal" officeooo:rsid="000c6d78" officeooo:paragraph-rsid="000c6d78" style:font-size-asian="10.5pt" style:font-size-complex="10.5pt"/>
    </style:style>
    <style:style style:name="P14" style:family="paragraph" style:parent-style-name="Text_20_body" style:list-style-name="L6">
      <style:paragraph-properties fo:orphans="2" fo:widows="2"/>
      <style:text-properties fo:font-variant="normal" fo:text-transform="none" style:font-name="Arial1" fo:font-size="10.5pt" fo:letter-spacing="normal" fo:font-style="normal" fo:font-weight="normal" officeooo:rsid="000c6d78" officeooo:paragraph-rsid="000c6d78" style:font-size-asian="10.5pt" style:font-size-complex="10.5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font-size="14pt" fo:letter-spacing="normal" fo:font-style="normal" fo:font-weight="bold" officeooo:rsid="000c6d78" officeooo:paragraph-rsid="000c6d78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apple-system" fo:font-size="10.5pt" fo:letter-spacing="normal" fo:font-style="normal"/>
    </style:style>
    <style:style style:name="T2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style:font-name="apple-system" fo:font-size="10.5pt" fo:letter-spacing="normal" fo:font-style="normal" fo:font-weight="normal" officeooo:rsid="000c6d78"/>
    </style:style>
    <style:style style:name="T4" style:family="text">
      <style:text-properties fo:font-variant="normal" fo:text-transform="none" style:font-name="apple-system" fo:font-size="10.5pt" fo:letter-spacing="normal" fo:font-style="normal" officeooo:rsid="000c6d78"/>
    </style:style>
    <style:style style:name="T5" style:family="text">
      <style:text-properties fo:font-variant="normal" fo:text-transform="none" style:font-name="apple-system" fo:letter-spacing="normal" fo:font-style="normal" fo:font-weight="normal"/>
    </style:style>
    <style:style style:name="T6" style:family="text">
      <style:text-properties fo:font-variant="normal" fo:text-transform="none" fo:font-size="10.5pt" fo:letter-spacing="normal" fo:font-style="normal"/>
    </style:style>
    <style:style style:name="T7" style:family="text">
      <style:text-properties fo:font-variant="normal" fo:text-transform="none" fo:font-size="10.5pt" fo:letter-spacing="normal" fo:font-style="normal" officeooo:rsid="000c6d78"/>
    </style:style>
    <style:style style:name="T8" style:family="text">
      <style:text-properties fo:font-variant="normal" fo:text-transform="none" fo:font-size="10.5pt" fo:letter-spacing="normal" fo:font-style="normal" fo:font-weight="normal"/>
    </style:style>
    <style:style style:name="T9" style:family="text">
      <style:text-properties fo:font-variant="normal" fo:text-transform="none" fo:font-size="10.5pt" fo:letter-spacing="normal" fo:font-style="normal" fo:font-weight="normal" officeooo:rsid="000c6d78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officeooo:rsid="000c6d78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0c6d78"/>
    </style:style>
    <style:style style:name="T14" style:family="text">
      <style:text-properties officeooo:rsid="000c6d78"/>
    </style:style>
    <style:style style:name="T15" style:family="text">
      <style:text-properties fo:color="#ffffff" loext:opacity="100%" fo:font-size="9pt" fo:background-color="#9cb6da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1) </text:span><text:span text:style-name="T10">) Qual o perfil da empresa estudada? Se não houve uma empresa estudada, qual foi a base do estudo?</text:span></text:p>
      <text:p text:style-name="P6"><text:span text:style-name="T12"/></text:p>
      <text:p text:style-name="P6"><text:span text:style-name="T12">O estudo foi realizado com profissionais que desempenham algum papel na metodologia Scrum, preferencialmente desenvolvedores, com o objetivo de conhecer o perfil dos participantes, experiências de implementação e a avaliação de efetividade dos métodos. </text:span></text:p>
      <text:p text:style-name="P6"><text:span text:style-name="T12"/></text:p>
      <text:p text:style-name="P6"><text:span text:style-name="T13">A</text:span><text:span text:style-name="T12"> base do estudo foi a participação desses profissionais que responderam aos questionários disponibilizados pelos pesquisadores.</text:span> </text:p>
      <text:p text:style-name="P6"/>
      <text:p text:style-name="P5"/>
      <text:p text:style-name="P3">2) Que tipo de métrica foi avaliada e por quê?</text:p>
      <text:p text:style-name="P7"/>
      <text:p text:style-name="P8"><text:span text:style-name="T10">Foram avaliadas métricas ágeis e pontos de função. As métricas ágeis foram avaliadas sob a perspectiva de desenvolvedores que aplicam a metodologia Scrum, com o intuito de entender a experiência de implementação e identificar os benefícios percebidos ao utilizar essas métricas em projetos ágeis. </text:span></text:p>
      <text:p text:style-name="P8"><text:span text:style-name="T10"/></text:p>
      <text:p text:style-name="P8"><text:span text:style-name="T10">Por outro lado, os pontos de função foram utilizados para medir o tamanho funcional de um software a partir da visão do usuário, concentrando-se no sucesso do projeto e na satisfação do cliente. A avaliação dessas métricas foi relevante para acompanhar em tempo real a equipe, o projeto e o software, além de proporcionar informações valiosas para a gestão e melhoria contínua dos processos de desenvolvimento de software</text:span> </text:p>
      <text:p text:style-name="P7"/>
      <text:p text:style-name="P7"/>
      <text:p text:style-name="P4"/>
      <text:p text:style-name="P3">3) Qual foi a metodologia (etapas) utilizada no artigo?</text:p>
      <text:p text:style-name="P5"/>
      <text:list xml:id="list3896363763" text:style-name="L2">
        <text:list-item>
          <text:p text:style-name="P9">Definição do público-alvo da pesquisa: profissionais que desempenham algum papel na metodologia Scrum, preferencialmente desenvolvedores.</text:p>
        </text:list-item>
        <text:list-item>
          <text:p text:style-name="P10">Elaboração de um formulário de pesquisa: o formulário continha perguntas sobre o perfil dos participantes, experiências de implementação, avaliação de efetividade dos métodos e conhecimento sobre métricas ágeis.</text:p>
        </text:list-item>
        <text:list-item>
          <text:p text:style-name="P10">Coleta de dados: as respostas foram coletadas no período de 19 de setembro de 2021 até 22 de novembro de 2021, totalizando 21 respostas.</text:p>
        </text:list-item>
        <text:list-item>
          <text:p text:style-name="P10">Análise dos resultados: foram analisadas as respostas dos participantes em relação ao conhecimento e aplicação de métricas ágeis, experiências de implementação, benefícios percebidos e avaliação geral das métricas.</text:p>
        </text:list-item>
        <text:list-item>
          <text:p text:style-name="P10">Apresentação dos resultados: os resultados foram apresentados de forma a destacar a popularidade das métricas ágeis, a experiência de implementação, os benefícios identificados e a avaliação geral das métricas ágeis.</text:p>
        </text:list-item>
      </text:list>
      <text:p text:style-name="P5"/>
      <text:p text:style-name="P5"/>
      <text:p text:style-name="P7"/>
      <text:p text:style-name="P7"/>
      <text:p text:style-name="P7"/>
      <text:p text:style-name="P3"><text:soft-page-break/>4) Quais foram os desafios ou dificuldades encontradas?</text:p>
      <text:p text:style-name="P7"/>
      <text:list xml:id="list2531843235" text:style-name="L4">
        <text:list-item>
          <text:p text:style-name="P13">Dificuldade de adaptação: Foi observado que a experiência de implementação das métricas ágeis foi, em sua maioria, de fácil adaptação, enquanto o formulário de Análise de Pontos de Função (APF) apresentou o oposto, ou seja, dificuldade de adaptação.</text:p>
        </text:list-item>
        <text:list-item>
          <text:p text:style-name="P11">Baixa utilização da técnica APF: Em comparação com as métricas ágeis, a técnica APF foi menos utilizada, indicando que a preferência e aplicação das métricas ágeis são mais comuns entre os profissionais que atuam em projetos Scrum.</text:p>
          <text:p text:style-name="P11"/>
        </text:list-item>
        <text:list-item>
          <text:p text:style-name="P11">Pouca experiência com métricas ágeis: A maioria dos profissionais pesquisados teve pouco contato com projetos que utilizaram métricas ágeis, o que pode indicar uma falta de familiaridade e experiência prévia com esse tipo de métrica.</text:p>
        </text:list-item>
      </text:list>
      <text:p text:style-name="P7"/>
      <text:p text:style-name="P3">5) Quais foram as conclusões obtidas?</text:p>
      <text:p text:style-name="P7"/>
      <text:list xml:id="list1088262744" text:style-name="L6">
        <text:list-item>
          <text:p text:style-name="P14">Complementaridade entre APF e métricas ágeis: Os resultados esclareceram que tanto a Análise de Pontos de Função (APF) quanto as métricas ágeis podem ser utilizadas em projetos Scrum sem serem excludentes, pois cada uma visa diferentes objetos de mensuração, sendo complementares.</text:p>
        </text:list-item>
        <text:list-item>
          <text:p text:style-name="P12">Popularidade das métricas ágeis: As métricas ágeis foram avaliadas de forma positiva pelos participantes, indicando que seu uso agrega valor em projetos que empregam a metodologia Scrum, com benefícios como diminuição de interrupções, aumento da agilidade da equipe e redução de bugs.</text:p>
          <text:p text:style-name="P12"/>
        </text:list-item>
        <text:list-item>
          <text:p text:style-name="P12">Dificuldades de adaptação com APF: Enquanto as métricas ágeis foram bem recebidas, a experiência de implementação da técnica APF foi relatada como de difícil adaptação por parte dos participantes, destacando a importância de considerar a aceitação e a usabilidade das métricas escolhidas.</text:p>
          <text:p text:style-name="P12"/>
        </text:list-item>
        <text:list-item>
          <text:p text:style-name="P12">Baixa utilização da técnica APF: Foi observado que a técnica APF é menos utilizada do que as métricas ágeis, indicando uma preferência e maior aplicação das métricas ágeis em projetos Scrum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font-size="14pt" fo:letter-spacing="normal" fo:font-style="normal" fo:font-weight="bold" style:font-size-asian="14pt" style:font-weight-asian="bold" style:font-size-complex="14pt" style:font-weight-complex="bold"/>
    </style:style>
    <style:style style:name="MP2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1d2125" loext:opacity="100%" style:font-name="Roboto" fo:font-size="14pt" fo:letter-spacing="normal" fo:font-style="normal" fo:font-weight="bold" officeooo:rsid="000c6d78" officeooo:paragraph-rsid="000c6d78" style:font-size-asian="14pt" style:font-weight-asian="bold" style:font-size-complex="14pt" style:font-weight-complex="bold"/>
    </style:style>
    <style:style style:name="MT1" style:family="text">
      <style:text-properties officeooo:rsid="000c6d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span text:style-name="MT1">004 - </text:span>Trabalho INDIVIDUAL sobre Métricas </text:h>
        <text:p text:style-name="MP2">Erick Calazãe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9:03:15.655000000</meta:creation-date>
    <dc:date>2024-04-05T19:13:55.354000000</dc:date>
    <meta:editing-duration>PT10M39S</meta:editing-duration>
    <meta:editing-cycles>1</meta:editing-cycles>
    <meta:document-statistic meta:table-count="0" meta:image-count="0" meta:object-count="0" meta:page-count="2" meta:paragraph-count="23" meta:word-count="626" meta:character-count="4143" meta:non-whitespace-character-count="3547"/>
    <meta:generator>LibreOffice/7.4.3.2$Windows_X86_64 LibreOffice_project/1048a8393ae2eeec98dff31b5c133c5f1d08b890</meta:generator>
  </office:meta>
</office:document-meta>
</file>